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rad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&lt;= 5.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5.10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ve 10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5.10B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ve 10 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5.10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ve 10+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10D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5.11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ve 11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.11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ve 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.11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ive 11+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.11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rad summ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= 5.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0A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0B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0C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0D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1A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1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1C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1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port</text:p>
          </table:table-cell>
          <table:table-cell table:number-columns-repeated="6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0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0B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0C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0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1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1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1C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1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2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.12B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20:24:35.865166173</meta:creation-date>
    <dc:date>2018-09-02T20:35:34.714288624</dc:date>
    <meta:editing-duration>P0D</meta:editing-duration>
    <meta:editing-cycles>1</meta:editing-cycles>
    <meta:document-statistic meta:table-count="1" meta:cell-count="113" meta:object-count="0"/>
    <meta:generator>LibreOffice/4.2.8.2$Linux_X86_64 LibreOffice_project/420m0$Build-2</meta:generator>
  </office:meta>
</office:document-meta>
</file>